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Exception.Mockito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Exception.getUnfiltered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Exception.filter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Exception.Mockito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